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998cm" table:align="margins"/>
    </style:style>
    <style:style style:name="Table1.A" style:family="table-column">
      <style:table-column-properties style:column-width="15.998cm" style:rel-column-width="9070*"/>
    </style:style>
    <style:style style:name="Table1.A1" style:family="table-cell">
      <style:table-cell-properties style:vertical-align="middle" fo:padding="0.176cm" fo:border="1pt solid #000000"/>
    </style:style>
    <style:style style:name="Table2" style:family="table">
      <style:table-properties style:width="16.104cm" fo:margin-left="0cm" table:align="left"/>
    </style:style>
    <style:style style:name="Table2.A" style:family="table-column">
      <style:table-column-properties style:column-width="16.104cm"/>
    </style:style>
    <style:style style:name="Table2.A1" style:family="table-cell">
      <style:table-cell-properties style:vertical-align="middle" fo:padding="0.176cm" fo:border="1pt solid #000000"/>
    </style:style>
    <style:style style:name="P1" style:family="paragraph" style:parent-style-name="Text_20_body">
      <style:paragraph-properties fo:margin-top="0cm" fo:margin-bottom="0cm" style:contextual-spacing="false" fo:line-height="138%" fo:text-align="justify" style:justify-single-word="false" style:writing-mode="lr-tb"/>
      <style:text-properties officeooo:paragraph-rsid="00677a7f"/>
    </style:style>
    <style:style style:name="P2" style:family="paragraph" style:parent-style-name="Standard" style:list-style-name="L8">
      <style:paragraph-properties fo:margin-top="0cm" fo:margin-bottom="0cm" style:contextual-spacing="false" fo:line-height="138%" fo:text-align="center" style:justify-single-word="false" fo:background-color="transparent" style:writing-mode="lr-tb">
        <style:background-image/>
      </style:paragraph-properties>
      <style:text-properties officeooo:paragraph-rsid="007b7687"/>
    </style:style>
    <style:style style:name="P3" style:family="paragraph" style:parent-style-name="Text_20_body" style:list-style-name="L8">
      <style:paragraph-properties fo:margin-top="0cm" fo:margin-bottom="0cm" style:contextual-spacing="false" fo:line-height="138%" fo:text-align="justify" style:justify-single-word="false" fo:background-color="transparent" style:writing-mode="lr-tb">
        <style:background-image/>
      </style:paragraph-properties>
      <style:text-properties officeooo:paragraph-rsid="007b7687"/>
    </style:style>
    <style:style style:name="P4" style:family="paragraph" style:parent-style-name="Text_20_body" style:list-style-name="L6" style:master-page-name="">
      <style:paragraph-properties fo:margin-top="0.199cm" fo:margin-bottom="0cm" style:contextual-spacing="false" fo:line-height="138%" fo:text-align="justify" style:justify-single-word="false" style:page-number="auto" fo:background-color="transparent" style:writing-mode="lr-tb">
        <style:background-image/>
      </style:paragraph-properties>
      <style:text-properties officeooo:paragraph-rsid="007b7687"/>
    </style:style>
    <style:style style:name="P5" style:family="paragraph" style:parent-style-name="Text_20_body" style:list-style-name="L6">
      <style:paragraph-properties fo:margin-top="0.199cm" fo:margin-bottom="0cm" style:contextual-spacing="false" fo:line-height="138%" fo:text-align="justify" style:justify-single-word="false" fo:background-color="transparent" style:writing-mode="lr-tb">
        <style:background-image/>
      </style:paragraph-properties>
      <style:text-properties officeooo:paragraph-rsid="007b7687"/>
    </style:style>
    <style:style style:name="P6" style:family="paragraph" style:parent-style-name="Text_20_body">
      <style:paragraph-properties fo:margin-top="0.499cm" fo:margin-bottom="0cm" style:contextual-spacing="false" fo:line-height="138%" fo:text-align="justify" style:justify-single-word="false" style:writing-mode="lr-tb"/>
      <style:text-properties officeooo:paragraph-rsid="0078b4d2"/>
    </style:style>
    <style:style style:name="P7" style:family="paragraph" style:parent-style-name="Table_20_Contents">
      <style:paragraph-properties fo:margin-top="0cm" fo:margin-bottom="0cm" style:contextual-spacing="false" fo:line-height="120%" fo:text-align="justify" style:justify-single-word="false" style:writing-mode="lr-tb"/>
    </style:style>
    <style:style style:name="P8"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9" style:family="paragraph" style:parent-style-name="Table_20_Contents">
      <style:paragraph-properties fo:margin-top="0cm" fo:margin-bottom="0cm" style:contextual-spacing="false" fo:line-height="138%" fo:text-align="justify" style:justify-single-word="false" style:writing-mode="lr-tb"/>
    </style:style>
    <style:style style:name="P10" style:family="paragraph" style:parent-style-name="Table_20_Contents">
      <style:paragraph-properties fo:margin-top="0cm" fo:margin-bottom="0cm" style:contextual-spacing="false" fo:line-height="138%" fo:text-align="justify" style:justify-single-word="false" style:writing-mode="lr-tb"/>
      <style:text-properties officeooo:paragraph-rsid="007b7687"/>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ee0ef"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6c3d7c"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7b7687"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692612"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7b7687"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style>
    <style:style style:name="T11" style:family="text">
      <style:text-properties fo:font-variant="normal" fo:text-transform="none" fo:color="#000000" style:text-line-through-style="none" style:text-line-through-type="none" style:font-name="Courier New" fo:font-size="11pt" fo:font-style="normal" style:text-underline-style="none" fo:font-weight="bold" officeooo:rsid="007b7687" style:text-blinking="false" fo:background-color="transparent" loext:char-shading-value="0"/>
    </style:style>
    <style:style style:name="T1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3" style:family="text">
      <style:text-properties fo:font-style="italic" fo:background-color="transparent" loext:char-shading-value="0"/>
    </style:style>
    <style:style style:name="T14" style:family="text">
      <style:text-properties officeooo:rsid="007b7687"/>
    </style:style>
    <style:style style:name="T15" style:family="text">
      <style:text-properties fo:background-color="transparent" loext:char-shading-value="0"/>
    </style:style>
    <style:style style:name="T16" style:family="text">
      <style:text-properties style:font-name="Courier New" fo:font-weight="bold" fo:background-color="transparent" loext:char-shading-value="0"/>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499cm" fo:text-indent="-0.6cm" fo:margin-left="0.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736cm" fo:text-indent="-0.635cm" fo:margin-left="0.7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yecto </text:span><text:span text:style-name="T4">9</text:span><text:span text:style-name="T1">.</text:span><text:span text:style-name="T3">2</text:span><text:span text:style-name="T2">.</text:span><text:span text:style-name="T4">3</text:span><text:span text:style-name="T3">.</text:span><text:span text:style-name="T1"> </text:span><text:span text:style-name="T4">Pacman</text:span></text:p>
      <text:p text:style-name="P6"><text:bookmark text:name="docs-internal-guid-346ade4e-3cd5-a817-c231-1ad28020ca82"/><text:span text:style-name="T6">En esta actividad vas a programar una versión simplificada del juego del Pacman. En este juego el personaje Pacman debe navegar por un laberinto hasta comer todas las pastillas que se encuentran desperdigadas. Los jugadores pueden controlar los movimientos del Pacman usando las flechas direccionales del teclado, pero como el Pacman no puede atravesar las paredes del laberinto, si el jugador hace un movimiento inválido, el Pacman debe quedarse en el lugar. Además de comer todas las pastillas en el laberinto, el Pacman debe evadir a un Fantasma que lo persigue. Por cada movimiento del Pacman el Fantasma también debe hacer un movimiento que lo acerque al Pacman, ya sea horizontal o verticalmente. Al igual que el Pacman, el Fantasma no puede atravesar las paredes, así que si intenta hacer un movimiento inválido debe quedarse en el lugar, aunque si tiene al menos una opción válida que lo acerque debe tomarla. Si el fantasma entra en el mismo casillero que el Pacman, el jugador pierde la partida y el programa debe hacer BOOM.</text:span></text:p>
      <table:table table:name="Table1" table:style-name="Table1">
        <table:table-column table:style-name="Table1.A"/>
        <table:table-row>
          <table:table-cell table:style-name="Table1.A1" office:value-type="string">
            <text:p text:style-name="P7"><text:span text:style-name="T8">Pastilla: </text:span><text:span text:style-name="T5">El dato</text:span></text:p>
            <text:p text:style-name="P8">Pacman es un juego de consola desarrollado en 1980, pionero de los juegos de persecución en laberintos. Ese juego y sus derivados se convirtieron en uno de los juegos clásicos más populares en existencia. </text:p>
          </table:table-cell>
        </table:table-row>
      </table:table>
      <text:list xml:id="list7536692960095741561" text:style-name="L6">
        <text:list-item>
          <text:p text:style-name="P4"><text:span text:style-name="T5">En primer lugar te recomendamos resolver solamente los movimientos del Pacman, y dejar el tema del Fantasma para una segunda parte. Para eso, primero tenés que entender cómo representar cada uno de los elementos, y después hacer los procedimientos que mueven al Pacman. La representación es la siguiente:</text:span></text:p>
        </text:list-item>
      </text:list>
      <text:list xml:id="list7548026930394293929" text:style-name="L8">
        <text:list-item>
          <text:p text:style-name="P3"><text:span text:style-name="T5">Las paredes se representan con bolitas azules, entre 1 y 6 dependiendo de si es una pared vertical, horizontal o una de las cuatro esquinas.</text:span></text:p>
        </text:list-item>
        <text:list-item>
          <text:p text:style-name="P3"><text:span text:style-name="T5">El Pacman se representa con bolitas negras, entre 1 y 4 dependiendo de si mira hacia el Norte, Este, Sur u Oeste, respectivamente.</text:span></text:p>
        </text:list-item>
        <text:list-item>
          <text:p text:style-name="P3"><text:span text:style-name="T5">Las pastillas se representan con una bolita verde.</text:span></text:p>
        </text:list-item>
        <text:list-item>
          <text:p text:style-name="P3"><text:span text:style-name="T5">El Fantasma se representa con bolitas rojas, también entre 1 y 4, con la misma codificación de direcciones que el Pacman.</text:span></text:p>
          <text:p text:style-name="P2"><text:bookmark text:name="docs-internal-guid-346ade4e-3ce0-435a-7e67-a2ac3f7d80cb"/><text:span text:style-name="T12"><draw:frame draw:style-name="fr1" draw:name="Image1" text:anchor-type="as-char" svg:width="5.399cm" svg:height="5.001cm" draw:z-index="0"><draw:image xlink:href="https://lh5.googleusercontent.com/mfhCwdhFAM8H3FdtJiO5DQkmwMpSF6eO7mXdS6sqHX-ygWlXMS20vBZp8UuPn4MdXTYD7-Mn2RSpfqH4Vbnb8okeRCo04jg61QxOqqlsikjCRSVZcQIEF42CMIW1GQjFL8ncvPJ9" xlink:type="simple" xlink:show="embed" xlink:actuate="onLoad"/></draw:frame></text:span><text:span text:style-name="T12"> <text:s text:c="22"/></text:span><text:span text:style-name="T12"><draw:frame draw:style-name="fr2" draw:name="Image2" text:anchor-type="as-char" svg:width="5.42cm" svg:height="5.001cm" draw:z-index="1"><draw:image xlink:href="https://lh4.googleusercontent.com/duEICHGc8PWcFyb6CM9bwlaXS0t8i2BGdS-ArtDc4qhYYRxdSjOFIBBJNYVS08QHXCEb1wzWRuTOZ4e_kEZvYnVtbBqMIKUgFZwCWLRPGW9izzMYSoYTMPARbLV2_yRCvEUhR_3r" xlink:type="simple" xlink:show="embed" xlink:actuate="onLoad"/></draw:frame></text:span> </text:p>
        </text:list-item>
      </text:list>
      <text:list xml:id="list170542938202386" text:continue-list="list7536692960095741561" text:style-name="L6">
        <text:list-header>
          <text:p text:style-name="P5"><text:span text:style-name="T5">Podrías comenzar haciendo funciones para decir </text:span><text:span text:style-name="T10">pacman </text:span><text:span text:style-name="T5">en lugar de </text:span><text:span text:style-name="T11">Negro</text:span><text:span text:style-name="T5">, </text:span><text:span text:style-name="T10">fantasma </text:span><text:span text:style-name="T5">en lugar de </text:span><text:span text:style-name="T11">Rojo</text:span><text:span text:style-name="T5">, </text:span><text:span text:style-name="T11">pastilla</text:span><text:span text:style-name="T7"> en lugar de </text:span><text:span text:style-name="T11">Verde</text:span><text:span text:style-name="T7">, </text:span><text:span text:style-name="T5">etc. y también procedimientos para poner y sacar a los personajes, como </text:span><text:span text:style-name="T7">por ejemplo,</text:span><text:span text:style-name="T5"> </text:span><text:soft-page-break/><text:span text:style-name="T10">SacarPersonaje(personajeASacar)</text:span><text:span text:style-name="T12"> </text:span><text:span text:style-name="T5">y </text:span><text:span text:style-name="T10">PonerPersonaje(personajeAPoner, direcciónAMirar)</text:span><text:span text:style-name="T5">. También podés hacer un procedimiento para mover a un personaje; recordá que mover a un personaje es sacarlo de una celda y ponerlo en la celda siguiente, pero solamente si en la celda destino no hay una pared. Para ver si hay un personaje en una celda, ya te damos construida una función </text:span><text:span text:style-name="T10">hayPersonaje(personaje)</text:span><text:span text:style-name="T5">.</text:span></text:p>
          <text:p text:style-name="P5"><text:span text:style-name="T5">Luego tendrías que construir un procedimiento para hacer la jugada del Pacman; recordá que el Pacman después de moverse debe ver si perdió; si perdió, termina el programa (con un BOOM, por ejemplo), pero si no perdió, debe comer la pastilla si la encontró (el control para ver si ganó, dejalo para después). Para terminar esta parte, tendrías que asociar las teclas correspondientes con las jugadas del Pacman.</text:span></text:p>
        </text:list-header>
      </text:list>
      <table:table table:name="Table2" table:style-name="Table2">
        <table:table-column table:style-name="Table2.A"/>
        <table:table-row>
          <table:table-cell table:style-name="Table2.A1" office:value-type="string">
            <text:p text:style-name="P10"><text:span text:style-name="T8">Pastilla:</text:span><text:span text:style-name="T12"> </text:span><text:span text:style-name="T5">Ayuda</text:span></text:p>
            <text:p text:style-name="P10"><text:span text:style-name="T5">Recordá que es fundamental una buena división en subtareas a la hora de programar. Y que podés reutilizar varios de los procedimientos y funciones hechos con anterioridad: </text:span><text:span text:style-name="T10">Poner__Veces</text:span><text:span text:style-name="T5">, </text:span><text:span text:style-name="T10">Mover__Veces</text:span><text:span text:style-name="T5">, </text:span><text:span text:style-name="T10">Sacar__Veces</text:span><text:span text:style-name="T5">, </text:span><text:span text:style-name="T10">SacarTodas</text:span><text:span text:style-name="T5">, </text:span><text:span text:style-name="T10">MoverSiPuede</text:span><text:span text:style-name="T5">, etc. ¡Para que no tengas que hacerlos de nuevo, te los damos como procedimientos primitivos!</text:span></text:p>
          </table:table-cell>
        </table:table-row>
      </table:table>
      <text:list xml:id="list170542942200716" text:continue-numbering="true" text:style-name="L6">
        <text:list-item>
          <text:p text:style-name="P5"><text:span text:style-name="T5">En segundo lugar tenés que hacer un procedimiento para hacer la jugada del Fantasma. Para esto te recomendamos reutilizar el procedimiento </text:span><text:span text:style-name="T10">BuscarEnCuadrante(color, direcciónHorizontal, direcciónVertical)</text:span><text:span text:style-name="T5"> y la función </text:span><text:span text:style-name="T10">hayEnCuadrante(color, dirección1, dirección2)</text:span><text:span text:style-name="T5"> de la actividad “</text:span><text:span text:style-name="T9">El radar”</text:span><text:span text:style-name="T5"> del Cap.8 (ya te las damos hechas, con los nombres un poquito más adecuados a esta actividad). También te recomendamos construir un procedimiento para decidir cómo mover al fantasma. Entonces, para hacer la jugada del Fantasma, primero llevamos el cabezal a dónde está el Fantasma, luego buscamos al Pacman en cada uno de los cuatro cuadrantes, y hacemos una movida del Fantasma hacia el cuadrante donde se encuentra el Pacman, y terminamos devolviendo el cabezal a la ubicación del Pacman (para que el cabezal siempre esté sobre un lugar fijo, en este caso, el Pacman).<text:line-break/>Para moverse hacia un cuadrante hay dos posibilidades, ya que hay dos direcciones: una principal y una secundaria (todo cuadrante queda dado por dos direcciones). Siempre que pueda moverse, debe hacerlo, por lo que hay que controlar si se puede mover en la dirección principal, y si puede, moverse en esa dirección, pero si no puede, intentarlo en la dirección secundaria. No te olvides de controlar si el Fantasma se encontró con el Pacman, ya que en ese caso, el juego terminó...</text:span></text:p>
        </text:list-item>
        <text:list-item>
          <text:p text:style-name="P5"><text:span text:style-name="T5">Un desafío final, pero que no es necesario para poder jugar, es hacer una función que cuente el número de pastillas que quedan, y controlar así, después de comer cada pastilla, si el Pacman ganó, cuando no quedan más pastillas. La cuenta de pastillas se haría de forma muy parecida a como hiciste en la segunda parte de la actividad </text:span><text:span text:style-name="T12">“</text:span><text:span text:style-name="T9">Contar las baldosas”</text:span><text:span text:style-name="T12"> </text:span><text:span text:style-name="T5">del Cap.8 con una función con procesamiento usando un acumulador.</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06cm" fo:margin-right="2.5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7-12-09T17:05:42.811000000</dc:date>
    <meta:editing-duration>PT5H30M47S</meta:editing-duration>
    <meta:editing-cycles>94</meta:editing-cycles>
    <meta:generator>LibreOffice/4.2.5.2$Windows_x86 LibreOffice_project/6ff819b65674ae6c83f3cbab9e4a4c2b292a7a94</meta:generator>
    <meta:document-statistic meta:table-count="2" meta:image-count="2" meta:object-count="0" meta:page-count="2" meta:paragraph-count="16" meta:word-count="841" meta:character-count="5188" meta:non-whitespace-character-count="4344"/>
  </office:meta>
</office:document-meta>
</file>